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b2be" officeooo:paragraph-rsid="0016b2be"/>
    </style:style>
    <style:style style:name="P2" style:family="paragraph" style:parent-style-name="Standard">
      <style:paragraph-properties fo:text-align="start" style:justify-single-word="false"/>
      <style:text-properties officeooo:rsid="0016b2be" officeooo:paragraph-rsid="0016b2be"/>
    </style:style>
    <style:style style:name="P3" style:family="paragraph" style:parent-style-name="Standard">
      <style:paragraph-properties fo:text-align="start" style:justify-single-word="false"/>
      <style:text-properties officeooo:rsid="0016b2be" officeooo:paragraph-rsid="0016b2be" fo:background-color="#ffff00"/>
    </style:style>
    <style:style style:name="P4" style:family="paragraph" style:parent-style-name="Standard">
      <style:paragraph-properties fo:text-align="start" style:justify-single-word="false"/>
      <style:text-properties fo:color="#c9211e" loext:opacity="100%" officeooo:rsid="0016b2be" officeooo:paragraph-rsid="0016b2b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GJ2025 Script</text:p>
      <text:p text:style-name="P1">By: Dwayne “The Brock” Magdalena</text:p>
      <text:p text:style-name="P1"/>
      <text:p text:style-name="P2">L: Lekshmy</text:p>
      <text:p text:style-name="P2"/>
      <text:p text:style-name="P2">*Answers face time*</text:p>
      <text:p text:style-name="P3">L: Hey, mom! <text:s/>How are you?</text:p>
      <text:p text:style-name="P3">L: Yeah I know it’s been long, but I’ve had to unpack! <text:s/>I’ve only lived here a few days!</text:p>
      <text:p text:style-name="P3">L: A tour? <text:s/>Ummmmmmmmmm, sure thing. <text:s/>Let me show you my nice elephant painting on the wall here!</text:p>
      <text:p text:style-name="P2"/>
      <text:p text:style-name="P2">*Walks over*</text:p>
      <text:p text:style-name="P2">*At this time player needs to take down couple photo and put up the Elephant photo in its place*</text:p>
      <text:p text:style-name="P2"/>
      <text:p text:style-name="P2">(Do it right) <text:s/>L: <text:span text:style-name="T2">I know it’s so nice. <text:s/>It reminds me of home.</text:span></text:p>
      <text:p text:style-name="P2"/>
      <text:p text:style-name="P2">(Do it wrong) L: <text:s/><text:span text:style-name="T2">Yeah you’re right, that’s not an elephant photo. I just got one thing screwed up, it’s not a big deal!</text:span></text:p>
      <text:p text:style-name="P2"/>
      <text:p text:style-name="P2">L: <text:span text:style-name="T2">Let me show you my nice couch and window!</text:span></text:p>
      <text:p text:style-name="P3"/>
      <text:p text:style-name="P2">* Walks over*</text:p>
      <text:p text:style-name="P2">*Player needs to move knick knacks off of coffee table and remove heart pillow*</text:p>
      <text:p text:style-name="P2"/>
      <text:p text:style-name="P2">L: <text:span text:style-name="T2">This is where I relax and watch tv!</text:span></text:p>
      <text:p text:style-name="P3">L: <text:s/>I also work here.</text:p>
      <text:p text:style-name="P3">L: It’s fine mom, I’m able to focus and get everything done!</text:p>
      <text:p text:style-name="P2"/>
      <text:p text:style-name="P2">* Walks over*<text:line-break/>*Player needs to remove objects from kitchen table, and at this point should keep most objects out of that side of the apartment*</text:p>
      <text:p text:style-name="P2"/>
      <text:p text:style-name="P2"/>
      <text:p text:style-name="P2">*At this point the mom will ask to return to either the elephant painting or the couch once again*</text:p>
      <text:p text:style-name="P2">(Back to couch) </text:p>
      <text:p text:style-name="P2">L: <text:span text:style-name="T2">Why do you want to see the couch again, so you can tell me I’m not working hard enough again?</text:span></text:p>
      <text:p text:style-name="P3"/>
      <text:p text:style-name="P2">(Back to painting) </text:p>
      <text:p text:style-name="P2">L: <text:span text:style-name="T2">You want to see the elephant painting again? <text:s/>You’ve never seen an elephant before?</text:span></text:p>
      <text:p text:style-name="P2">L: *softly*<text:span text:style-name="T2"> Sorry.</text:span></text:p>
      <text:p text:style-name="P2"/>
      <text:p text:style-name="P4">L: <text:span text:style-name="T2">Ok and finally I’ll show you the kitchen.</text:span></text:p>
      <text:p text:style-name="P2">*phone dings*</text:p>
      <text:p text:style-name="P2">L: <text:span text:style-name="T2">Did you just send me a video on how to lose weight? <text:s/>What have I told you about doing that?</text:span></text:p>
      <text:p text:style-name="P3"/>
      <text:p text:style-name="P2">(Everything goes well)</text:p>
      <text:p text:style-name="P2">L: <text:s/><text:span text:style-name="T2">I love you too! <text:s/>I’m glad you like it.</text:span></text:p>
      <text:p text:style-name="P3">L: <text:s/>I know mom, I promise I won’t have any boys over. <text:s/>But don’t worry, this is a girls only area.</text:p>
      <text:p text:style-name="P3">L: Love you too, bye.</text:p>
      <text:p text:style-name="P2"><text:soft-page-break/>*Hangs up*</text:p>
      <text:p text:style-name="P2"/>
      <text:p text:style-name="P2">(Miscellaneous)</text:p>
      <text:p text:style-name="P2">L: <text:span text:style-name="T2">How many times do I have to tell you, I don’t have a boyfriend!</text:span></text:p>
      <text:p text:style-name="P3">L: What are you talking about grandkids for? <text:s/>I just told you I don’t have a boyfriend! <text:s/>You need to make up your mind.</text:p>
      <text:p text:style-name="P2"/>
      <text:p text:style-name="P2">(Mom sees player)</text:p>
      <text:p text:style-name="P2">L: <text:span text:style-name="T2">Oh, you see someone in the background. <text:s/>Uhhhhhh, can I call you back later?</text:span></text:p>
      <text:p text:style-name="P3">*Hangs up*</text:p>
      <text:p text:style-name="P3">L: FUCK</text:p>
      <text:p text:style-name="P2">(Game ends)</text:p>
      <text:p text:style-name="P2"/>
      <text:p text:style-name="P2">(Mom becomes suspicious)</text:p>
      <text:p text:style-name="P2">L: <text:span text:style-name="T2">What do you mean, mom, I’m not being weird! <text:s/></text:span></text:p>
      <text:p text:style-name="P3">L: No, do not buy a ticket to Canada.</text:p>
      <text:p text:style-name="P3">L: Please-</text:p>
      <text:p text:style-name="P2">*Phone hangs up*</text:p>
      <text:p text:style-name="P2">L: <text:span text:style-name="T2">FUCK</text:span></text:p>
      <text:p text:style-name="P2">(Game ends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2T13:01:06.948000000</meta:creation-date>
    <dc:date>2025-04-12T14:58:22.472000000</dc:date>
    <meta:editing-duration>PT1H57M14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47" meta:word-count="425" meta:character-count="2127" meta:non-whitespace-character-count="1728"/>
  </office:meta>
</office:document-meta>
</file>